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8edf" officeooo:paragraph-rsid="001b8edf"/>
    </style:style>
    <style:style style:name="P2" style:family="paragraph" style:parent-style-name="Standard">
      <style:text-properties fo:font-weight="bold" officeooo:rsid="001b8edf" officeooo:paragraph-rsid="001b8edf" style:font-weight-asian="bold" style:font-weight-complex="bold"/>
    </style:style>
    <style:style style:name="P3" style:family="paragraph" style:parent-style-name="Standard">
      <style:text-properties fo:font-weight="bold" officeooo:rsid="001c9332" officeooo:paragraph-rsid="001c9332" style:font-weight-asian="bold" style:font-weight-complex="bold"/>
    </style:style>
    <style:style style:name="P4" style:family="paragraph" style:parent-style-name="Standard">
      <style:text-properties fo:font-weight="bold" officeooo:rsid="001cd504" officeooo:paragraph-rsid="001cd504" style:font-weight-asian="bold" style:font-weight-complex="bold"/>
    </style:style>
    <style:style style:name="P5" style:family="paragraph" style:parent-style-name="Standard">
      <style:text-properties fo:font-weight="bold" officeooo:rsid="001ff09f" officeooo:paragraph-rsid="001ff09f" style:font-weight-asian="bold" style:font-weight-complex="bold"/>
    </style:style>
    <style:style style:name="P6" style:family="paragraph" style:parent-style-name="Standard">
      <style:text-properties fo:font-weight="bold" officeooo:rsid="00229339" officeooo:paragraph-rsid="00229339" style:font-weight-asian="bold" style:font-weight-complex="bold"/>
    </style:style>
    <style:style style:name="P7" style:family="paragraph" style:parent-style-name="Standard">
      <style:text-properties fo:font-weight="bold" officeooo:rsid="0023a5db" officeooo:paragraph-rsid="0023a5db" style:font-weight-asian="bold" style:font-weight-complex="bold"/>
    </style:style>
    <style:style style:name="P8" style:family="paragraph" style:parent-style-name="Standard">
      <style:text-properties fo:font-weight="bold" officeooo:rsid="0025b868" officeooo:paragraph-rsid="0025b868" style:font-weight-asian="bold" style:font-weight-complex="bold"/>
    </style:style>
    <style:style style:name="P9" style:family="paragraph" style:parent-style-name="Standard">
      <style:text-properties fo:font-weight="normal" officeooo:rsid="001b8edf" officeooo:paragraph-rsid="001b8edf" style:font-weight-asian="normal" style:font-weight-complex="normal"/>
    </style:style>
    <style:style style:name="P10" style:family="paragraph" style:parent-style-name="Standard">
      <style:text-properties fo:font-weight="normal" officeooo:rsid="001c9332" officeooo:paragraph-rsid="001c9332" style:font-weight-asian="normal" style:font-weight-complex="normal"/>
    </style:style>
    <style:style style:name="P11" style:family="paragraph" style:parent-style-name="Standard">
      <style:text-properties fo:font-weight="normal" officeooo:rsid="001cd504" officeooo:paragraph-rsid="001cd504" style:font-weight-asian="normal" style:font-weight-complex="normal"/>
    </style:style>
    <style:style style:name="P12" style:family="paragraph" style:parent-style-name="Standard">
      <style:text-properties fo:font-weight="normal" officeooo:rsid="001ff09f" officeooo:paragraph-rsid="001ff09f" style:font-weight-asian="normal" style:font-weight-complex="normal"/>
    </style:style>
    <style:style style:name="P13" style:family="paragraph" style:parent-style-name="Standard">
      <style:text-properties fo:font-weight="normal" officeooo:rsid="00229339" officeooo:paragraph-rsid="00229339" style:font-weight-asian="normal" style:font-weight-complex="normal"/>
    </style:style>
    <style:style style:name="P14" style:family="paragraph" style:parent-style-name="Standard">
      <style:text-properties fo:font-weight="normal" officeooo:rsid="0023a5db" officeooo:paragraph-rsid="0023a5db" style:font-weight-asian="normal" style:font-weight-complex="normal"/>
    </style:style>
    <style:style style:name="P15" style:family="paragraph" style:parent-style-name="Standard">
      <style:text-properties fo:font-weight="normal" officeooo:rsid="0025b868" officeooo:paragraph-rsid="0025b868" style:font-weight-asian="normal" style:font-weight-complex="normal"/>
    </style:style>
    <style:style style:name="P16" style:family="paragraph" style:parent-style-name="Standard" style:list-style-name="L1">
      <style:text-properties fo:font-weight="normal" officeooo:rsid="001b8edf" officeooo:paragraph-rsid="001b8edf" style:font-weight-asian="normal" style:font-weight-complex="normal"/>
    </style:style>
    <style:style style:name="P17" style:family="paragraph" style:parent-style-name="Standard" style:list-style-name="L2">
      <style:text-properties fo:font-weight="normal" officeooo:rsid="001b8edf" officeooo:paragraph-rsid="001b8edf" style:font-weight-asian="normal" style:font-weight-complex="normal"/>
    </style:style>
    <style:style style:name="P18" style:family="paragraph" style:parent-style-name="Standard">
      <style:text-properties fo:font-weight="normal" officeooo:rsid="0025b868" officeooo:paragraph-rsid="0025b868" style:font-weight-asian="normal" style:font-weight-complex="normal"/>
    </style:style>
    <style:style style:name="P19" style:family="paragraph" style:parent-style-name="Standard">
      <style:text-properties fo:font-weight="normal" officeooo:rsid="00290dad" officeooo:paragraph-rsid="00290dad" style:font-weight-asian="normal" style:font-weight-complex="normal"/>
    </style:style>
    <style:style style:name="P20" style:family="paragraph" style:parent-style-name="Standard">
      <style:text-properties fo:font-weight="normal" officeooo:rsid="002cb80f" officeooo:paragraph-rsid="002cb80f" style:font-weight-asian="normal" style:font-weight-complex="normal"/>
    </style:style>
    <style:style style:name="P21" style:family="paragraph" style:parent-style-name="Standard">
      <style:text-properties fo:font-weight="normal" officeooo:rsid="002e23fc" officeooo:paragraph-rsid="002e23fc" style:font-weight-asian="normal" style:font-weight-complex="normal"/>
    </style:style>
    <style:style style:name="P22" style:family="paragraph" style:parent-style-name="Standard">
      <style:text-properties fo:font-weight="normal" officeooo:rsid="002e666c" officeooo:paragraph-rsid="002e666c" style:font-weight-asian="normal" style:font-weight-complex="normal"/>
    </style:style>
    <style:style style:name="P23" style:family="paragraph" style:parent-style-name="Standard">
      <style:text-properties fo:font-weight="normal" officeooo:rsid="002fd352" officeooo:paragraph-rsid="002fd352" style:font-weight-asian="normal" style:font-weight-complex="normal"/>
    </style:style>
    <style:style style:name="P24" style:family="paragraph" style:parent-style-name="Standard">
      <style:text-properties fo:font-weight="normal" officeooo:rsid="00319e18" officeooo:paragraph-rsid="00319e18" style:font-weight-asian="normal" style:font-weight-complex="normal"/>
    </style:style>
    <style:style style:name="P25" style:family="paragraph" style:parent-style-name="Standard">
      <style:text-properties fo:font-weight="normal" officeooo:rsid="00330feb" officeooo:paragraph-rsid="00330feb" style:font-weight-asian="normal" style:font-weight-complex="normal"/>
    </style:style>
    <style:style style:name="P26" style:family="paragraph" style:parent-style-name="Standard">
      <style:text-properties fo:font-weight="normal" officeooo:rsid="0033a418" officeooo:paragraph-rsid="0033a418" style:font-weight-asian="normal" style:font-weight-complex="normal"/>
    </style:style>
    <style:style style:name="P27" style:family="paragraph" style:parent-style-name="Standard">
      <style:text-properties fo:font-weight="normal" officeooo:rsid="00347bbb" officeooo:paragraph-rsid="00347bbb" style:font-weight-asian="normal" style:font-weight-complex="normal"/>
    </style:style>
    <style:style style:name="P28" style:family="paragraph" style:parent-style-name="Standard">
      <style:text-properties fo:font-weight="normal" officeooo:rsid="00351da7" officeooo:paragraph-rsid="00351da7" style:font-weight-asian="normal" style:font-weight-complex="normal"/>
    </style:style>
    <style:style style:name="P29" style:family="paragraph" style:parent-style-name="Standard">
      <style:text-properties fo:font-weight="normal" officeooo:rsid="00351da7" officeooo:paragraph-rsid="00361356" style:font-weight-asian="normal" style:font-weight-complex="normal"/>
    </style:style>
    <style:style style:name="P30" style:family="paragraph" style:parent-style-name="Standard">
      <style:text-properties fo:font-weight="normal" officeooo:rsid="00361356" officeooo:paragraph-rsid="00361356" style:font-weight-asian="normal" style:font-weight-complex="normal"/>
    </style:style>
    <style:style style:name="P31" style:family="paragraph" style:parent-style-name="Standard">
      <style:text-properties fo:font-weight="bold" officeooo:rsid="00290dad" officeooo:paragraph-rsid="00290dad" style:font-weight-asian="bold" style:font-weight-complex="bold"/>
    </style:style>
    <style:style style:name="P32" style:family="paragraph" style:parent-style-name="Standard">
      <style:text-properties fo:font-weight="bold" officeooo:rsid="00319e18" officeooo:paragraph-rsid="00319e18" style:font-weight-asian="bold" style:font-weight-complex="bold"/>
    </style:style>
    <style:style style:name="P33" style:family="paragraph" style:parent-style-name="Standard">
      <style:text-properties fo:font-weight="bold" officeooo:rsid="00330feb" officeooo:paragraph-rsid="00330feb" style:font-weight-asian="bold" style:font-weight-complex="bold"/>
    </style:style>
    <style:style style:name="P34" style:family="paragraph" style:parent-style-name="Standard">
      <style:text-properties fo:font-weight="bold" officeooo:rsid="0033a418" officeooo:paragraph-rsid="0033a418" style:font-weight-asian="bold" style:font-weight-complex="bold"/>
    </style:style>
    <style:style style:name="P35" style:family="paragraph" style:parent-style-name="Standard">
      <style:text-properties fo:font-weight="bold" officeooo:rsid="00347bbb" officeooo:paragraph-rsid="00347bbb" style:font-weight-asian="bold" style:font-weight-complex="bold"/>
    </style:style>
    <style:style style:name="P36" style:family="paragraph" style:parent-style-name="Standard">
      <style:text-properties fo:font-weight="bold" officeooo:rsid="00351da7" officeooo:paragraph-rsid="00351da7" style:font-weight-asian="bold" style:font-weight-complex="bold"/>
    </style:style>
    <style:style style:name="P37" style:family="paragraph" style:parent-style-name="Standard">
      <style:text-properties fo:font-weight="bold" officeooo:rsid="00351da7" officeooo:paragraph-rsid="00361356" style:font-weight-asian="bold" style:font-weight-complex="bold"/>
    </style:style>
    <style:style style:name="P38" style:family="paragraph" style:parent-style-name="Standard">
      <style:text-properties fo:font-weight="bold" officeooo:rsid="00361356" officeooo:paragraph-rsid="00361356" style:font-weight-asian="bold" style:font-weight-complex="bold"/>
    </style:style>
    <style:style style:name="P39" style:family="paragraph" style:parent-style-name="Standard">
      <style:text-properties fo:color="#663300" fo:font-weight="normal" officeooo:rsid="00290dad" officeooo:paragraph-rsid="00290dad" style:font-weight-asian="normal" style:font-weight-complex="normal"/>
    </style:style>
    <style:style style:name="P40" style:family="paragraph" style:parent-style-name="Standard">
      <style:text-properties fo:color="#000000" fo:font-weight="normal" officeooo:rsid="002b2374" officeooo:paragraph-rsid="002b2374" style:font-weight-asian="normal" style:font-weight-complex="normal"/>
    </style:style>
    <style:style style:name="P41" style:family="paragraph" style:parent-style-name="Standard">
      <style:text-properties fo:color="#000000" fo:font-weight="normal" officeooo:rsid="002cb80f" officeooo:paragraph-rsid="002cb80f"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3613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ache Oozie</text:p>
      <text:p text:style-name="P1"/>
      <text:p text:style-name="P2">Oozie jobs</text:p>
      <text:p text:style-name="P2"/>
      <text:list xml:id="list6361934678377136625" text:style-name="L1">
        <text:list-item>
          <text:p text:style-name="P16">Oozie Workflow jobs are Directed Acyclical Graphs (DAGs), specifying a sequence of actions to execute. The Workflow job has to wait </text:p>
        </text:list-item>
        <text:list-item>
          <text:p text:style-name="P16">Oozie Coordinator jobs are recurrent Oozie Workflow jobs that are triggered by time and data availability. </text:p>
        </text:list-item>
        <text:list-item>
          <text:p text:style-name="P16">Oozie Bundle provides a way to package multiple coordinator and workflow jobs and to manage the lifecycle of those jobs </text:p>
        </text:list-item>
      </text:list>
      <text:p text:style-name="P9"/>
      <text:p text:style-name="P2">Workflow definition</text:p>
      <text:p text:style-name="P2"/>
      <text:p text:style-name="P9"><text:tab/>A workflow definition is a DAG with control flow nodes (start, end, decision, fork, join, kill) or action nodes (map-reduce, pig, etc.), nodes are connected by transitions arrows. </text:p>
      <text:p text:style-name="P9">The workflow definition language is XML based and it is called hPDL (Hadoop Process Definition Language).</text:p>
      <text:p text:style-name="P9"/>
      <text:p text:style-name="P2">Workflow nodes:</text:p>
      <text:p text:style-name="P9"/>
      <text:p text:style-name="P9">Workflow nodes are classified in control flow nodes and action nodes: </text:p>
      <text:p text:style-name="P9"/>
      <text:list xml:id="list5883846834936166647" text:style-name="L2">
        <text:list-item>
          <text:p text:style-name="P17">Control flow nodes: nodes that control the start and end of the workflow and workflow job execution path. </text:p>
        </text:list-item>
        <text:list-item>
          <text:p text:style-name="P17">Action nodes: nodes that trigger the execution of a computation/processing task. </text:p>
        </text:list-item>
      </text:list>
      <text:p text:style-name="P9"/>
      <text:p text:style-name="P3"><text:s/>Control Flow Nodes</text:p>
      <text:p text:style-name="P3"/>
      <text:p text:style-name="P10">Control flow nodes define the beginning and the end of a workflow (the start , end and kill nodes) and provide a mechanism to control the workflow execution path (the decision , fork and join nodes).</text:p>
      <text:p text:style-name="P10"/>
      <text:p text:style-name="P10"><text:s/><text:span text:style-name="T1">Start Control Node</text:span></text:p>
      <text:p text:style-name="P10"/>
      <text:p text:style-name="P10">The start node is the entry point for a workflow job, it indicates the first workflow node the workflow job must transition to.</text:p>
      <text:p text:style-name="P10">When a workflow is started, it automatically transitions to the node specified in the start .</text:p>
      <text:p text:style-name="P10">A workflow definition must have one start node.</text:p>
      <text:p text:style-name="P10"/>
      <text:p text:style-name="P3">Syntax</text:p>
      <text:p text:style-name="P3"/>
      <text:p text:style-name="P10">&lt;workflow-app name="[WF-DEF-NAME]" xmlns="uri:oozie:workflow:0.1"&gt;</text:p>
      <text:p text:style-name="P10"><text:s text:c="2"/>...</text:p>
      <text:p text:style-name="P10"><text:s text:c="2"/>&lt;start to="[NODE-NAME]"/&gt;</text:p>
      <text:p text:style-name="P10"><text:s text:c="2"/>...</text:p>
      <text:p text:style-name="P10">&lt;/workflow-app&gt;</text:p>
      <text:p text:style-name="P10"/>
      <text:p text:style-name="P3">Example</text:p>
      <text:p text:style-name="P3"/>
      <text:p text:style-name="P10">&lt;workflow-app name="foo-wf" xmlns="uri:oozie:workflow:0.1"&gt;</text:p>
      <text:p text:style-name="P10"><text:s text:c="4"/>...</text:p>
      <text:p text:style-name="P10"><text:s text:c="4"/>&lt;start to="firstHadoopJob"/&gt;</text:p>
      <text:p text:style-name="P10"><text:soft-page-break/><text:s text:c="4"/>...</text:p>
      <text:p text:style-name="P10">&lt;/workflow-app&gt;</text:p>
      <text:p text:style-name="P10"/>
      <text:p text:style-name="P10"/>
      <text:p text:style-name="P3">End Control Node</text:p>
      <text:p text:style-name="P10"/>
      <text:p text:style-name="P10">The end node is the end for a workflow job, it indicates that the workflow job has completed successfully.</text:p>
      <text:p text:style-name="P10"/>
      <text:p text:style-name="P10">When a workflow job reaches the end it finishes successfully (SUCCEEDED).</text:p>
      <text:p text:style-name="P10"/>
      <text:p text:style-name="P10">If one or more actions started by the workflow job are executing when the end node is reached, the actions will be killed. In this scenario the workflow job is still considered as successfully run.</text:p>
      <text:p text:style-name="P10"/>
      <text:p text:style-name="P10">A workflow definition must have one end node.</text:p>
      <text:p text:style-name="P10"/>
      <text:p text:style-name="P3">Syntax:</text:p>
      <text:p text:style-name="P3"/>
      <text:p text:style-name="P10">&lt;workflow-app name="[WF-DEF-NAME]" xmlns="uri:oozie:workflow:0.1"&gt;</text:p>
      <text:p text:style-name="P10"><text:s text:c="4"/>...</text:p>
      <text:p text:style-name="P10"><text:s text:c="4"/>&lt;end name="[NODE-NAME]"/&gt;</text:p>
      <text:p text:style-name="P10"><text:s text:c="4"/>...</text:p>
      <text:p text:style-name="P10">&lt;/workflow-app&gt;</text:p>
      <text:p text:style-name="P10">The name attribute is the name of the transition to do to end the workflow job.</text:p>
      <text:p text:style-name="P10"/>
      <text:p text:style-name="P3">Example:</text:p>
      <text:p text:style-name="P3"/>
      <text:p text:style-name="P10">&lt;workflow-app name="foo-wf" xmlns="uri:oozie:workflow:0.1"&gt;</text:p>
      <text:p text:style-name="P10"><text:s text:c="4"/>...</text:p>
      <text:p text:style-name="P10"><text:s text:c="4"/>&lt;end name="end"/&gt;</text:p>
      <text:p text:style-name="P10">&lt;/workflow-app&gt;</text:p>
      <text:p text:style-name="P10"/>
      <text:p text:style-name="P10"/>
      <text:p text:style-name="P4">Kill Control Node</text:p>
      <text:p text:style-name="P11"/>
      <text:p text:style-name="P11">The kill node allows a workflow job to kill itself.</text:p>
      <text:p text:style-name="P11">When a workflow job reaches the kill it finishes in error (KILLED).</text:p>
      <text:p text:style-name="P11"/>
      <text:p text:style-name="P11">If one or more actions started by the workflow job are executing when the kill node is reached, the actions will be killed.</text:p>
      <text:p text:style-name="P11">A workflow definition may have zero or more kill nodes.</text:p>
      <text:p text:style-name="P11"/>
      <text:p text:style-name="P4">Syntax:</text:p>
      <text:p text:style-name="P11"/>
      <text:p text:style-name="P11">&lt;workflow-app name="[WF-DEF-NAME]" xmlns="uri:oozie:workflow:0.1"&gt;</text:p>
      <text:p text:style-name="P11"><text:s text:c="4"/>...</text:p>
      <text:p text:style-name="P11"><text:s text:c="4"/>&lt;kill name="[NODE-NAME]"&gt;</text:p>
      <text:p text:style-name="P11"><text:s text:c="8"/>&lt;message&gt;[MESSAGE-TO-LOG]&lt;/message&gt;</text:p>
      <text:p text:style-name="P11"><text:s text:c="4"/>&lt;/kill&gt;</text:p>
      <text:p text:style-name="P11"><text:s text:c="4"/>...</text:p>
      <text:p text:style-name="P11">&lt;/workflow-app&gt;</text:p>
      <text:p text:style-name="P11"/>
      <text:p text:style-name="P4"><text:soft-page-break/>Example</text:p>
      <text:p text:style-name="P4"/>
      <text:p text:style-name="P11">&lt;workflow-app name="foo-wf" xmlns="uri:oozie:workflow:0.1"&gt;</text:p>
      <text:p text:style-name="P11"><text:s text:c="4"/>...</text:p>
      <text:p text:style-name="P11"><text:s text:c="4"/>&lt;kill name="killBecauseNoInput"&gt;</text:p>
      <text:p text:style-name="P11"><text:s text:c="8"/>&lt;message&gt;Input unavailable&lt;/message&gt;</text:p>
      <text:p text:style-name="P11"><text:s text:c="4"/>&lt;/kill&gt;</text:p>
      <text:p text:style-name="P11"><text:s text:c="4"/>...</text:p>
      <text:p text:style-name="P11">&lt;/workflow-app&gt;</text:p>
      <text:p text:style-name="P11"/>
      <text:p text:style-name="P5">Decision Control Node</text:p>
      <text:p text:style-name="P5"/>
      <text:p text:style-name="P12"><text:s/>decision node enables a workflow to make a selection on the execution path to follow.</text:p>
      <text:p text:style-name="P12"/>
      <text:p text:style-name="P12">The behavior of a decision node can be seen as a switch-case statement.</text:p>
      <text:p text:style-name="P12"/>
      <text:p text:style-name="P12">A decision node consists of a list of predicates-transition pairs plus a default transition. Predicates are evaluated in order or appearance until one of them evaluates to true and the corresponding transition is taken. If none of the predicates evaluates to true the default transition is taken.</text:p>
      <text:p text:style-name="P12"/>
      <text:p text:style-name="P12">Predicates are JSP Expression Language (EL) expressions (refer to section 4.2 of this document) that resolve into a boolean value, true or false . For example:</text:p>
      <text:p text:style-name="P12"/>
      <text:p text:style-name="P12"><text:s text:c="4"/>${fs:fileSize('/usr/foo/myinputdir') gt 10 * GB}</text:p>
      <text:p text:style-name="P11"/>
      <text:p text:style-name="P5">Syntax</text:p>
      <text:p text:style-name="P11"/>
      <text:p text:style-name="P12">&lt;workflow-app name="[WF-DEF-NAME]" xmlns="uri:oozie:workflow:0.1"&gt;</text:p>
      <text:p text:style-name="P12"><text:s text:c="4"/>...</text:p>
      <text:p text:style-name="P12"><text:s text:c="4"/>&lt;decision name="[NODE-NAME]"&gt;</text:p>
      <text:p text:style-name="P12"><text:s text:c="8"/>&lt;switch&gt;</text:p>
      <text:p text:style-name="P12"><text:s text:c="12"/>&lt;case to="[NODE_NAME]"&gt;[PREDICATE]&lt;/case&gt;</text:p>
      <text:p text:style-name="P12"><text:s text:c="12"/>...</text:p>
      <text:p text:style-name="P12"><text:s text:c="12"/>&lt;case to="[NODE_NAME]"&gt;[PREDICATE]&lt;/case&gt;</text:p>
      <text:p text:style-name="P12"><text:s text:c="12"/>&lt;default to="[NODE_NAME]"/&gt;</text:p>
      <text:p text:style-name="P12"><text:s text:c="8"/>&lt;/switch&gt;</text:p>
      <text:p text:style-name="P12"><text:s text:c="4"/>&lt;/decision&gt;</text:p>
      <text:p text:style-name="P12"><text:s text:c="4"/>...</text:p>
      <text:p text:style-name="P12">&lt;/workflow-app&gt;</text:p>
      <text:p text:style-name="P12">The name attribute in the decision node is the name of the decision node.</text:p>
      <text:p text:style-name="P12"/>
      <text:p text:style-name="P12">Each case elements contains a predicate an a transition name. The predicate ELs are evaluated in order until one returns true and the corresponding transition is taken.</text:p>
      <text:p text:style-name="P12"/>
      <text:p text:style-name="P12">The default element indicates the transition to take if none of the predicates evaluates to true .</text:p>
      <text:p text:style-name="P12"/>
      <text:p text:style-name="P12">All decision nodes must have a default element to avoid bringing the workflow into an error state if none of the predicates evaluates to true.</text:p>
      <text:p text:style-name="P12"/>
      <text:p text:style-name="P12"/>
      <text:p text:style-name="P12"/>
      <text:p text:style-name="P12"/>
      <text:p text:style-name="P5"><text:soft-page-break/>Example:</text:p>
      <text:p text:style-name="P12"/>
      <text:p text:style-name="P12">&lt;workflow-app name="foo-wf" xmlns="uri:oozie:workflow:0.1"&gt;</text:p>
      <text:p text:style-name="P12"><text:s text:c="4"/>...</text:p>
      <text:p text:style-name="P12"><text:s text:c="4"/>&lt;decision name="mydecision"&gt;</text:p>
      <text:p text:style-name="P12"><text:s text:c="8"/>&lt;switch&gt;</text:p>
      <text:p text:style-name="P12"><text:s text:c="12"/>&lt;case to="reconsolidatejob"&gt;</text:p>
      <text:p text:style-name="P12"><text:s text:c="14"/>${fs:fileSize(secondjobOutputDir) gt 10 * GB}</text:p>
      <text:p text:style-name="P12"><text:s text:c="12"/>&lt;/case&gt;</text:p>
      <text:p text:style-name="P12"><text:s text:c="12"/>&lt;case to="rexpandjob"&gt;</text:p>
      <text:p text:style-name="P12"><text:s text:c="14"/>${fs:filSize(secondjobOutputDir) lt 100 * MB}</text:p>
      <text:p text:style-name="P12"><text:s text:c="12"/>&lt;/case&gt;</text:p>
      <text:p text:style-name="P12"><text:s text:c="12"/>&lt;case to="recomputejob"&gt;</text:p>
      <text:p text:style-name="P12"><text:s text:c="14"/>${ hadoop:counters('secondjob')[RECORDS][REDUCE_OUT] lt 1000000 }</text:p>
      <text:p text:style-name="P12"><text:s text:c="12"/>&lt;/case&gt;</text:p>
      <text:p text:style-name="P12"><text:s text:c="12"/>&lt;default to="end"/&gt;</text:p>
      <text:p text:style-name="P12"><text:s text:c="8"/>&lt;/switch&gt;</text:p>
      <text:p text:style-name="P12"><text:s text:c="4"/>&lt;/decision&gt;</text:p>
      <text:p text:style-name="P12"><text:s text:c="4"/>...</text:p>
      <text:p text:style-name="P12">&lt;/workflow-app&gt;</text:p>
      <text:p text:style-name="P11"/>
      <text:p text:style-name="P11"/>
      <text:p text:style-name="P5"><text:s/>Fork and Join Control Nodes</text:p>
      <text:p text:style-name="P5"/>
      <text:p text:style-name="P12">A fork node splits one path of execution into multiple concurrent paths of execution.</text:p>
      <text:p text:style-name="P12"/>
      <text:p text:style-name="P12">A join node waits until every concurrent execution path of a previous fork node arrives to it.</text:p>
      <text:p text:style-name="P12"/>
      <text:p text:style-name="P12">The fork and join nodes must be used in pairs. The join node assumes concurrent execution paths are children of the same fork node.</text:p>
      <text:p text:style-name="P12"/>
      <text:p text:style-name="P5">Syntax:</text:p>
      <text:p text:style-name="P12"/>
      <text:p text:style-name="P12">&lt;workflow-app name="[WF-DEF-NAME]" xmlns="uri:oozie:workflow:0.1"&gt;</text:p>
      <text:p text:style-name="P12"><text:s text:c="4"/>...</text:p>
      <text:p text:style-name="P12"><text:s text:c="4"/>&lt;fork name="[FORK-NODE-NAME]"&gt;</text:p>
      <text:p text:style-name="P12"><text:s text:c="8"/>&lt;path start="[NODE-NAME]" /&gt;</text:p>
      <text:p text:style-name="P12"><text:s text:c="8"/>...</text:p>
      <text:p text:style-name="P12"><text:s text:c="8"/>&lt;path start="[NODE-NAME]" /&gt;</text:p>
      <text:p text:style-name="P12"><text:s text:c="4"/>&lt;/fork&gt;</text:p>
      <text:p text:style-name="P12"><text:s text:c="4"/>...</text:p>
      <text:p text:style-name="P12"><text:s text:c="4"/>&lt;join name="[JOIN-NODE-NAME]" to="[NODE-NAME]" /&gt;</text:p>
      <text:p text:style-name="P12"><text:s text:c="4"/>...</text:p>
      <text:p text:style-name="P12">&lt;/workflow-app&gt;</text:p>
      <text:p text:style-name="P12">The name attribute in the fork node is the name of the workflow fork node. The start attribute in the path elements in the fork node indicate the name of the workflow node that will be part of the concurrent execution paths.</text:p>
      <text:p text:style-name="P12"/>
      <text:p text:style-name="P12">The name attribute in the join node is the name of the workflow join node. The to attribute in the join node indicates the name of the workflow node that will executed after all concurrent execution paths of the corresponding fork arrive to the join node.</text:p>
      <text:p text:style-name="P12"/>
      <text:p text:style-name="P5"><text:soft-page-break/>Example:</text:p>
      <text:p text:style-name="P12"/>
      <text:p text:style-name="P12">&lt;workflow-app name="sample-wf" xmlns="uri:oozie:workflow:0.1"&gt;</text:p>
      <text:p text:style-name="P12"><text:s text:c="4"/>...</text:p>
      <text:p text:style-name="P12"><text:s text:c="4"/>&lt;fork name="forking"&gt;</text:p>
      <text:p text:style-name="P12"><text:s text:c="8"/>&lt;path start="firstparalleljob"/&gt;</text:p>
      <text:p text:style-name="P12"><text:s text:c="8"/>&lt;path start="secondparalleljob"/&gt;</text:p>
      <text:p text:style-name="P12"><text:s text:c="4"/>&lt;/fork&gt;</text:p>
      <text:p text:style-name="P12"><text:s text:c="4"/>&lt;action name="firstparallejob"&gt;</text:p>
      <text:p text:style-name="P12"><text:s text:c="8"/>&lt;map-reduce&gt;</text:p>
      <text:p text:style-name="P12"><text:s text:c="12"/>&lt;job-tracker&gt;foo:8021&lt;/job-tracker&gt;</text:p>
      <text:p text:style-name="P12"><text:s text:c="12"/>&lt;name-node&gt;bar:8020&lt;/name-node&gt;</text:p>
      <text:p text:style-name="P12"><text:s text:c="12"/>&lt;job-xml&gt;job1.xml&lt;/job-xml&gt;</text:p>
      <text:p text:style-name="P12"><text:s text:c="8"/>&lt;/map-reduce&gt;</text:p>
      <text:p text:style-name="P12"><text:s text:c="8"/>&lt;ok to="joining"/&gt;</text:p>
      <text:p text:style-name="P12"><text:s text:c="8"/>&lt;error to="kill"/&gt;</text:p>
      <text:p text:style-name="P12"><text:s text:c="4"/>&lt;/action&gt;</text:p>
      <text:p text:style-name="P12"><text:s text:c="4"/>&lt;action name="secondparalleljob"&gt;</text:p>
      <text:p text:style-name="P12"><text:s text:c="8"/>&lt;map-reduce&gt;</text:p>
      <text:p text:style-name="P12"><text:s text:c="12"/>&lt;job-tracker&gt;foo:8021&lt;/job-tracker&gt;</text:p>
      <text:p text:style-name="P12"><text:s text:c="12"/>&lt;name-node&gt;bar:8020&lt;/name-node&gt;</text:p>
      <text:p text:style-name="P12"><text:s text:c="12"/>&lt;job-xml&gt;job2.xml&lt;/job-xml&gt;</text:p>
      <text:p text:style-name="P12"><text:s text:c="8"/>&lt;/map-reduce&gt;</text:p>
      <text:p text:style-name="P12"><text:s text:c="8"/>&lt;ok to="joining"/&gt;</text:p>
      <text:p text:style-name="P12"><text:s text:c="8"/>&lt;error to="kill"/&gt;</text:p>
      <text:p text:style-name="P12"><text:s text:c="4"/>&lt;/action&gt;</text:p>
      <text:p text:style-name="P12"><text:s text:c="4"/>&lt;join name="joining" to="nextaction"/&gt;</text:p>
      <text:p text:style-name="P12"><text:s text:c="4"/>...</text:p>
      <text:p text:style-name="P12">&lt;/workflow-app&gt;</text:p>
      <text:p text:style-name="P12"/>
      <text:p text:style-name="P12"/>
      <text:p text:style-name="P12">By default, Oozie performs some validation that any forking in a workflow is valid and won't lead to any incorrect behavior or instability. However, if Oozie is preventing a workflow from being submitted and you are very certain that it should work, you can disable forkjoin validation so that Oozie will accept the workflow. To disable this validation just for a specific workflow, simply set oozie.wf.validate.ForkJoin to false in the job.properties file. To disable this validation for all workflows, simply set =oozie.validate.ForkJoin= to false in the oozie-site.xml file. Disabling this validation is determined by the AND of both of these properties, so it will be disabled if either or both are set to false and only enabled if both are set to true (or not specified).</text:p>
      <text:p text:style-name="P12"/>
      <text:p text:style-name="P6">Ok and Error</text:p>
      <text:p text:style-name="P6"/>
      <text:p text:style-name="P13">If a computation/processing task -triggered by a workflow- completes successfully, it transitions to ok .</text:p>
      <text:p text:style-name="P13"/>
      <text:p text:style-name="P13">If a computation/processing task -triggered by a workflow- fails to complete successfully, its transitions to error .</text:p>
      <text:p text:style-name="P12"/>
      <text:p text:style-name="P7">Map-Reduce Action</text:p>
      <text:p text:style-name="P12"/>
      <text:p text:style-name="P14">The job-xml element, if present, must refer to a Hadoop JobConf job.xml file bundled in the workflow application. The job-xml element is optional and if present it can be only one.</text:p>
      <text:p text:style-name="P14"><text:soft-page-break/></text:p>
      <text:p text:style-name="P14">The configuration element, if present, contains JobConf properties for the Hadoop job.</text:p>
      <text:p text:style-name="P14"/>
      <text:p text:style-name="P14">Properties specified in the configuration element override properties specified in the file specified in the job-xml element.</text:p>
      <text:p text:style-name="P14"/>
      <text:p text:style-name="P14">External Stats can be turned on/off by specifying the property oozie.action.external.stats.write as true or false in the configuration element of workflow.xml. The default value for this property is false .</text:p>
      <text:p text:style-name="P14"/>
      <text:p text:style-name="P14">The file element, if present, must specify the target sybolic link for binaries by separating the original file and target with a # (file#target-sym-link). This is not required for libraries.</text:p>
      <text:p text:style-name="P14"/>
      <text:p text:style-name="P14">The mapper and reducer process for streaming jobs, should specify the executable command with URL encoding. e.g. '%' should be replaced by '%25'.</text:p>
      <text:p text:style-name="P14"/>
      <text:p text:style-name="P14"/>
      <text:p text:style-name="P14">Pipes Example:</text:p>
      <text:p text:style-name="P14"/>
      <text:p text:style-name="P14">&lt;workflow-app name="sample-wf" xmlns="uri:oozie:workflow:0.1"&gt;</text:p>
      <text:p text:style-name="P14"><text:s text:c="4"/>...</text:p>
      <text:p text:style-name="P14"><text:s text:c="4"/>&lt;action name="firstjob"&gt;</text:p>
      <text:p text:style-name="P14"><text:s text:c="8"/>&lt;map-reduce&gt;</text:p>
      <text:p text:style-name="P14"><text:s text:c="12"/>&lt;job-tracker&gt;foo:9001&lt;/job-tracker&gt;</text:p>
      <text:p text:style-name="P14"><text:s text:c="12"/>&lt;name-node&gt;bar:9000&lt;/name-node&gt;</text:p>
      <text:p text:style-name="P14"><text:s text:c="12"/>&lt;prepare&gt;</text:p>
      <text:p text:style-name="P14"><text:s text:c="16"/>&lt;delete path="${output}"/&gt;</text:p>
      <text:p text:style-name="P14"><text:s text:c="12"/>&lt;/prepare&gt;</text:p>
      <text:p text:style-name="P14"><text:s text:c="12"/>&lt;pipes&gt;</text:p>
      <text:p text:style-name="P14"><text:s text:c="16"/>&lt;program&gt;bin/wordcount-simple#wordcount-simple&lt;/program&gt;</text:p>
      <text:p text:style-name="P14"><text:s text:c="12"/>&lt;/pipes&gt;</text:p>
      <text:p text:style-name="P14"><text:s text:c="12"/>&lt;configuration&gt;</text:p>
      <text:p text:style-name="P14"><text:s text:c="16"/>&lt;property&gt;</text:p>
      <text:p text:style-name="P14"><text:s text:c="20"/>&lt;name&gt;mapred.input.dir&lt;/name&gt;</text:p>
      <text:p text:style-name="P14"><text:s text:c="20"/>&lt;value&gt;${input}&lt;/value&gt;</text:p>
      <text:p text:style-name="P14"><text:s text:c="16"/>&lt;/property&gt;</text:p>
      <text:p text:style-name="P14"><text:s text:c="16"/>&lt;property&gt;</text:p>
      <text:p text:style-name="P14"><text:s text:c="20"/>&lt;name&gt;mapred.output.dir&lt;/name&gt;</text:p>
      <text:p text:style-name="P14"><text:s text:c="20"/>&lt;value&gt;${output}&lt;/value&gt;</text:p>
      <text:p text:style-name="P14"><text:s text:c="16"/>&lt;/property&gt;</text:p>
      <text:p text:style-name="P14"><text:s text:c="12"/>&lt;/configuration&gt;</text:p>
      <text:p text:style-name="P14"><text:s text:c="12"/>&lt;archive&gt;/users/blabla/testarchive.jar#testarchive&lt;/archive&gt;</text:p>
      <text:p text:style-name="P14"><text:s text:c="8"/>&lt;/map-reduce&gt;</text:p>
      <text:p text:style-name="P14"><text:s text:c="8"/>&lt;ok to="end"/&gt;</text:p>
      <text:p text:style-name="P14"><text:s text:c="8"/>&lt;error to="kill"/&gt;</text:p>
      <text:p text:style-name="P14"><text:s text:c="4"/>&lt;/action&gt;</text:p>
      <text:p text:style-name="P14"><text:s text:c="2"/>...</text:p>
      <text:p text:style-name="P14">&lt;/workflow-app&gt;</text:p>
      <text:p text:style-name="P14"/>
      <text:p text:style-name="P14"/>
      <text:p text:style-name="P7">'</text:p>
      <text:p text:style-name="P7"/>
      <text:p text:style-name="P7"><text:soft-page-break/><text:s/>Pig Action</text:p>
      <text:p text:style-name="P7"/>
      <text:p text:style-name="P14">The pig action starts a Pig job.</text:p>
      <text:p text:style-name="P14"/>
      <text:p text:style-name="P14">The workflow job will wait until the pig job completes before continuing to the next action.</text:p>
      <text:p text:style-name="P14"/>
      <text:p text:style-name="P14">The pig action has to be configured with the job-tracker, name-node, pig script and the necessary parameters and configuration to run the Pig job.</text:p>
      <text:p text:style-name="P14"/>
      <text:p text:style-name="P7"/>
      <text:p text:style-name="P14">\workflow-app name="[WF-DEF-NAME]" xmlns="uri:oozie:workflow:0.2"&gt;</text:p>
      <text:p text:style-name="P14"><text:s text:c="4"/>...</text:p>
      <text:p text:style-name="P14"><text:s text:c="4"/>&lt;action name="[NODE-NAME]"&gt;</text:p>
      <text:p text:style-name="P14"><text:s text:c="8"/>&lt;pig&gt;</text:p>
      <text:p text:style-name="P14"><text:s text:c="12"/>&lt;job-tracker&gt;[JOB-TRACKER]&lt;/job-tracker&gt;</text:p>
      <text:p text:style-name="P14"><text:s text:c="12"/>&lt;name-node&gt;[NAME-NODE]&lt;/name-node&gt;</text:p>
      <text:p text:style-name="P14"><text:s text:c="12"/>&lt;prepare&gt;</text:p>
      <text:p text:style-name="P14"><text:s text:c="15"/>&lt;delete path="[PATH]"/&gt;</text:p>
      <text:p text:style-name="P14"><text:s text:c="15"/>...</text:p>
      <text:p text:style-name="P14"><text:s text:c="15"/>&lt;mkdir path="[PATH]"/&gt;</text:p>
      <text:p text:style-name="P14"><text:s text:c="15"/>...</text:p>
      <text:p text:style-name="P14"><text:s text:c="12"/>&lt;/prepare&gt;</text:p>
      <text:p text:style-name="P14"><text:s text:c="12"/>&lt;job-xml&gt;[JOB-XML-FILE]&lt;/job-xml&gt;</text:p>
      <text:p text:style-name="P14"><text:s text:c="12"/>&lt;configuration&gt;</text:p>
      <text:p text:style-name="P14"><text:s text:c="16"/>&lt;property&gt;</text:p>
      <text:p text:style-name="P14"><text:s text:c="20"/>&lt;name&gt;[PROPERTY-NAME]&lt;/name&gt;</text:p>
      <text:p text:style-name="P14"><text:s text:c="20"/>&lt;value&gt;[PROPERTY-VALUE]&lt;/value&gt;</text:p>
      <text:p text:style-name="P14"><text:s text:c="16"/>&lt;/property&gt;</text:p>
      <text:p text:style-name="P14"><text:s text:c="16"/>...</text:p>
      <text:p text:style-name="P14"><text:s text:c="12"/>&lt;/configuration&gt;</text:p>
      <text:p text:style-name="P14"><text:s text:c="12"/>&lt;script&gt;[PIG-SCRIPT]&lt;/script&gt;</text:p>
      <text:p text:style-name="P14"><text:s text:c="12"/>&lt;param&gt;[PARAM-VALUE]&lt;/param&gt;</text:p>
      <text:p text:style-name="P14"><text:s text:c="16"/>...</text:p>
      <text:p text:style-name="P14"><text:s text:c="12"/>&lt;param&gt;[PARAM-VALUE]&lt;/param&gt;</text:p>
      <text:p text:style-name="P14"><text:s text:c="12"/>&lt;argument&gt;[ARGUMENT-VALUE]&lt;/argument&gt;</text:p>
      <text:p text:style-name="P14"><text:s text:c="16"/>...</text:p>
      <text:p text:style-name="P14"><text:s text:c="12"/>&lt;argument&gt;[ARGUMENT-VALUE]&lt;/argument&gt;</text:p>
      <text:p text:style-name="P14"><text:s text:c="12"/>&lt;file&gt;[FILE-PATH]&lt;/file&gt;</text:p>
      <text:p text:style-name="P14"><text:s text:c="12"/>...</text:p>
      <text:p text:style-name="P14"><text:s text:c="12"/>&lt;archive&gt;[FILE-PATH]&lt;/archive&gt;</text:p>
      <text:p text:style-name="P14"><text:s text:c="12"/>...</text:p>
      <text:p text:style-name="P14"><text:s text:c="8"/>&lt;/pig&gt;</text:p>
      <text:p text:style-name="P14"><text:s text:c="8"/>&lt;ok to="[NODE-NAME]"/&gt;</text:p>
      <text:p text:style-name="P14"><text:s text:c="8"/>&lt;error to="[NODE-NAME]"/&gt;</text:p>
      <text:p text:style-name="P14"><text:s text:c="4"/>&lt;/action&gt;</text:p>
      <text:p text:style-name="P14"><text:s text:c="4"/>...</text:p>
      <text:p text:style-name="P14">&lt;/workflow-app&gt;</text:p>
      <text:p text:style-name="P14"/>
      <text:p text:style-name="P7">FS action</text:p>
      <text:p text:style-name="P14">The fs action allows to manipulate files and directories in HDFS from a workflow application. The supported commands are move , delete and mkdir .</text:p>
      <text:p text:style-name="P14"/>
      <text:p text:style-name="P14"><text:soft-page-break/>The FS commands are executed synchronously from within the FS action, the workflow job will wait until the specified file commands are completed before continuing to the next action.</text:p>
      <text:p text:style-name="P14"/>
      <text:p text:style-name="P14">&lt;workflow-app name="sample-wf" xmlns="uri:oozie:workflow:0.1"&gt;</text:p>
      <text:p text:style-name="P14"><text:s text:c="4"/>...</text:p>
      <text:p text:style-name="P14"><text:s text:c="4"/>&lt;action name="hdfscommands"&gt;</text:p>
      <text:p text:style-name="P14"><text:s text:c="9"/>&lt;fs&gt;</text:p>
      <text:p text:style-name="P14"><text:s text:c="12"/>&lt;delete path='hdfs://foo:9000/usr/tucu/temp-data'/&gt;</text:p>
      <text:p text:style-name="P14"><text:s text:c="12"/>&lt;mkdir path='archives/${wf:id()}'/&gt;</text:p>
      <text:p text:style-name="P14"><text:s text:c="12"/>&lt;move source='${jobInput}' target='archives/${wf:id()}/processed-input'/&gt;</text:p>
      <text:p text:style-name="P14"><text:s text:c="12"/>&lt;chmod path='${jobOutput}' permissions='-rwxrw-rw-' dir-files='true'/&gt;</text:p>
      <text:p text:style-name="P14"><text:s text:c="8"/>&lt;/fs&gt;</text:p>
      <text:p text:style-name="P14"><text:s text:c="8"/>&lt;ok to="myotherjob"/&gt;</text:p>
      <text:p text:style-name="P14"><text:s text:c="8"/>&lt;error to="errorcleanup"/&gt;</text:p>
      <text:p text:style-name="P14"><text:s text:c="4"/>&lt;/action&gt;</text:p>
      <text:p text:style-name="P14"><text:s text:c="4"/>...</text:p>
      <text:p text:style-name="P14">&lt;/workflow-app&gt;</text:p>
      <text:p text:style-name="P14"/>
      <text:p text:style-name="P7">Sub-workflow Action</text:p>
      <text:p text:style-name="P14">The sub-workflow action runs a child workflow job, the child workflow job can be in the same Oozie system or in another Oozie system.</text:p>
      <text:p text:style-name="P14"/>
      <text:p text:style-name="P14">The parent workflow job will wait until the child workflow job has completed.</text:p>
      <text:p text:style-name="P14"/>
      <text:p text:style-name="P14">The child workflow job runs in the same Oozie system instance where the parent workflow job is running.</text:p>
      <text:p text:style-name="P14"/>
      <text:p text:style-name="P14">The app-path element specifies the path to the workflow application of the child workflow job.</text:p>
      <text:p text:style-name="P14"/>
      <text:p text:style-name="P14">The propagate-configuration flag, if present, indicates that the workflow job configuration should be propagated to the child workflow.</text:p>
      <text:p text:style-name="P14"/>
      <text:p text:style-name="P14">The configuration section can be used to specify the job properties that are required to run the child workflow job.</text:p>
      <text:p text:style-name="P14"/>
      <text:p text:style-name="P14">The configuration of the sub-workflow action can be parameterized (templatized) using EL expressions.</text:p>
      <text:p text:style-name="P14"/>
      <text:p text:style-name="P14">Example:</text:p>
      <text:p text:style-name="P14"/>
      <text:p text:style-name="P14">&lt;workflow-app name="sample-wf" xmlns="uri:oozie:workflow:0.1"&gt;</text:p>
      <text:p text:style-name="P14"><text:s text:c="4"/>...</text:p>
      <text:p text:style-name="P14"><text:s text:c="4"/>&lt;action name="a"&gt;</text:p>
      <text:p text:style-name="P14"><text:s text:c="8"/>&lt;sub-workflow&gt;</text:p>
      <text:p text:style-name="P14"><text:s text:c="12"/>&lt;app-path&gt;child-wf&lt;/app-path&gt;</text:p>
      <text:p text:style-name="P14"><text:s text:c="12"/>&lt;configuration&gt;</text:p>
      <text:p text:style-name="P14"><text:s text:c="16"/>&lt;property&gt;</text:p>
      <text:p text:style-name="P14"><text:s text:c="20"/>&lt;name&gt;input.dir&lt;/name&gt;</text:p>
      <text:p text:style-name="P14"><text:s text:c="20"/>&lt;value&gt;${wf:id()}/second-mr-output&lt;/value&gt;</text:p>
      <text:p text:style-name="P14"><text:s text:c="16"/>&lt;/property&gt;</text:p>
      <text:p text:style-name="P14"><text:s text:c="12"/>&lt;/configuration&gt;</text:p>
      <text:p text:style-name="P14"><text:s text:c="8"/>&lt;/sub-workflow&gt;</text:p>
      <text:p text:style-name="P14"><text:soft-page-break/><text:s text:c="8"/>&lt;ok to="end"/&gt;</text:p>
      <text:p text:style-name="P14"><text:s text:c="8"/>&lt;error to="kill"/&gt;</text:p>
      <text:p text:style-name="P14"><text:s text:c="4"/>&lt;/action&gt;</text:p>
      <text:p text:style-name="P14"><text:s text:c="4"/>...</text:p>
      <text:p text:style-name="P14">&lt;/workflow-app&gt;</text:p>
      <text:p text:style-name="P14"/>
      <text:p text:style-name="P14"/>
      <text:p text:style-name="P8">Java-Action</text:p>
      <text:p text:style-name="P8"/>
      <text:p text:style-name="P15">The java action will execute the public static void main(String[] args) method of the specified main Java class.</text:p>
      <text:p text:style-name="P15"/>
      <text:p text:style-name="P15">Java applications are executed in the Hadoop cluster as map-reduce job with a single Mapper task.</text:p>
      <text:p text:style-name="P15"/>
      <text:p text:style-name="P15">The workflow job will wait until the java application completes its execution before continuing to the next action.</text:p>
      <text:p text:style-name="P15"/>
      <text:p text:style-name="P15">The java action has to be configured with the job-tracker, name-node, main Java class, JVM options and arguments.</text:p>
      <text:p text:style-name="P15"/>
      <text:p text:style-name="P15">To indicate an ok action transition, the main Java class must complete gracefully the main method invocation.</text:p>
      <text:p text:style-name="P15"/>
      <text:p text:style-name="P15">&lt;workflow-app name="sample-wf" xmlns="uri:oozie:workflow:0.1"&gt;</text:p>
      <text:p text:style-name="P15"><text:s text:c="4"/>...</text:p>
      <text:p text:style-name="P15"><text:s text:c="4"/>&lt;action name="myfirstjavajob"&gt;</text:p>
      <text:p text:style-name="P15"><text:s text:c="8"/>&lt;java&gt;</text:p>
      <text:p text:style-name="P15"><text:s text:c="12"/>&lt;job-tracker&gt;foo:9001&lt;/job-tracker&gt;</text:p>
      <text:p text:style-name="P15"><text:s text:c="12"/>&lt;name-node&gt;bar:9000&lt;/name-node&gt;</text:p>
      <text:p text:style-name="P15"><text:s text:c="12"/>&lt;prepare&gt;</text:p>
      <text:p text:style-name="P15"><text:s text:c="16"/>&lt;delete path="${jobOutput}"/&gt;</text:p>
      <text:p text:style-name="P15"><text:s text:c="12"/>&lt;/prepare&gt;</text:p>
      <text:p text:style-name="P15"><text:s text:c="12"/>&lt;configuration&gt;</text:p>
      <text:p text:style-name="P15"><text:s text:c="16"/>&lt;property&gt;</text:p>
      <text:p text:style-name="P15"><text:s text:c="20"/>&lt;name&gt;mapred.queue.name&lt;/name&gt;</text:p>
      <text:p text:style-name="P15"><text:s text:c="20"/>&lt;value&gt;default&lt;/value&gt;</text:p>
      <text:p text:style-name="P15"><text:s text:c="16"/>&lt;/property&gt;</text:p>
      <text:p text:style-name="P15"><text:s text:c="12"/>&lt;/configuration&gt;</text:p>
      <text:p text:style-name="P15"><text:s text:c="12"/>&lt;main-class&gt;org.apache.oozie.MyFirstMainClass&lt;/main-class&gt;</text:p>
      <text:p text:style-name="P15"><text:s text:c="12"/>&lt;java-opts&gt;-Dblah&lt;/java-opts&gt;</text:p>
      <text:p text:style-name="P15"><text:tab/><text:tab/><text:tab/>&lt;arg&gt;argument1&lt;/arg&gt;</text:p>
      <text:p text:style-name="P15"><text:tab/><text:tab/><text:tab/>&lt;arg&gt;argument2&lt;/arg&gt;</text:p>
      <text:p text:style-name="P15"><text:s text:c="8"/>&lt;/java&gt;</text:p>
      <text:p text:style-name="P15"><text:s text:c="8"/>&lt;ok to="myotherjob"/&gt;</text:p>
      <text:p text:style-name="P15"><text:s text:c="8"/>&lt;error to="errorcleanup"/&gt;</text:p>
      <text:p text:style-name="P15"><text:s text:c="4"/>&lt;/action&gt;</text:p>
      <text:p text:style-name="P15"><text:s text:c="4"/>...</text:p>
      <text:p text:style-name="P15">&lt;/workflow-app&gt;</text:p>
      <text:p text:style-name="P15"/>
      <text:p text:style-name="P15"/>
      <text:p text:style-name="P15"/>
      <text:p text:style-name="P15"/>
      <text:p text:style-name="P31"><text:soft-page-break/>Co-ordinator jobs</text:p>
      <text:p text:style-name="P31"/>
      <text:p text:style-name="P19">A coordinator application is a program that triggers actions (commonly workflow jobs) when a set of conditions are met. Conditions can be a time frequency, the availability of new dataset instances or other external events.</text:p>
      <text:p text:style-name="P19"/>
      <text:p text:style-name="P19">Types of coordinator applications:</text:p>
      <text:p text:style-name="P19"/>
      <text:p text:style-name="P19">Synchronous: Its coordinator actions are created at specified time intervals.</text:p>
      <text:p text:style-name="P19">Coordinator applications are normally parameterized.</text:p>
      <text:p text:style-name="P15"/>
      <text:p text:style-name="P15"/>
      <text:p text:style-name="P31">Coordinator Job</text:p>
      <text:p text:style-name="P31"/>
      <text:p text:style-name="P19">At any time, a coordinator job is in one of the following status: PREP, RUNNING, PREPSUSPENDED, SUSPENDED, PREPPAUSED, PAUSED, SUCCEEDED, DONWITHERROR, KILLED, FAILED .</text:p>
      <text:p text:style-name="P19"/>
      <text:p text:style-name="P19">Valid coordinator job status transitions are:</text:p>
      <text:p text:style-name="P19"/>
      <text:p text:style-name="P39">PREP --&gt; PREPSUSPENDED | PREPPAUSED | RUNNING | KILLED</text:p>
      <text:p text:style-name="P39">RUNNING --&gt; SUSPENDED | PAUSED | SUCCEEDED | DONWITHERROR | KILLED | FAILED</text:p>
      <text:p text:style-name="P39">PREPSUSPENDED --&gt; PREP | KILLED</text:p>
      <text:p text:style-name="P39">SUSPENDED --&gt; RUNNING | KILLED</text:p>
      <text:p text:style-name="P39">PREPPAUSED --&gt; PREP | KILLED</text:p>
      <text:p text:style-name="P39">PAUSED --&gt; SUSPENDED | RUNNING | KILLED</text:p>
      <text:p text:style-name="P39"/>
      <text:p text:style-name="P40">When a coordinator job is submitted, oozie parses the coordinator job XML. Oozie then creates a record for the coordinator with status PREP and returns a unique ID. The coordinator is also started immediately if pause time is not set.</text:p>
      <text:p text:style-name="P40"/>
      <text:p text:style-name="P40">When a user requests to suspend a coordinator job that is in PREP state, oozie puts the job in status <text:span text:style-name="T1">PREPSUSPEND</text:span> . Similarly, when pause time reaches for a coordinator job with PREP status, oozie puts the job in status <text:span text:style-name="T1">PREPPAUSED</text:span> .</text:p>
      <text:p text:style-name="P40"/>
      <text:p text:style-name="P41">Conversely, when a user requests to resume a <text:span text:style-name="T1">PREPSUSPEND</text:span> coordinator job, oozie puts the job in status <text:span text:style-name="T1">PREP</text:span> . And when pause time is reset for a coordinator job and job status is <text:span text:style-name="T1">PREPPAUSED</text:span> , oozie puts the job in status <text:span text:style-name="T1">PREP</text:span> .</text:p>
      <text:p text:style-name="P41"/>
      <text:p text:style-name="P41">When a coordinator job starts, oozie puts the job in status <text:span text:style-name="T1">RUNNING</text:span> and start materializing workflow jobs based on job frequency.</text:p>
      <text:p text:style-name="P15"/>
      <text:p text:style-name="P20">When a user requests to kill a coordinator job, oozie puts the job in status <text:span text:style-name="T1">KILLED</text:span> and it sends kill to all submitted workflow jobs. If any coordinator action finishes with not <text:span text:style-name="T1">KILLED</text:span> , oozie puts the coordinator job into <text:span text:style-name="T1">DONEWITHERROR</text:span> .</text:p>
      <text:p text:style-name="P20"/>
      <text:p text:style-name="P21">When a user requests to suspend a coordinator job that is in <text:span text:style-name="T1">RUNNING</text:span> status, oozie puts the job in status <text:span text:style-name="T1">SUSPEND</text:span> and it suspends all submitted workflow jobs.</text:p>
      <text:p text:style-name="P21"/>
      <text:p text:style-name="P22">When pause time reaches for a coordinator job that is in <text:span text:style-name="T1">RUNNING</text:span> status, oozie puts the job in status <text:span text:style-name="T1">PAUSED</text:span> .</text:p>
      <text:p text:style-name="P22"><text:soft-page-break/>Conversely, when a user requests to resume a <text:span text:style-name="T1">SUSPEND</text:span> coordinator job, oozie puts the job in status <text:span text:style-name="T1">RUNNING</text:span> . And when pause time is reset for a coordinator job and job status is PAUSED , oozie puts the job in status <text:span text:style-name="T1">RUNNING</text:span> .</text:p>
      <text:p text:style-name="P22"/>
      <text:p text:style-name="P23">A coordinator job creates workflow jobs (commonly coordinator actions) only for the duration of the coordinator job and only if the coordinator job is in <text:span text:style-name="T1">RUNNING</text:span> status. If the coordinator job has been suspended, when resumed it will create all the coordinator actions that should have been created during the time it was suspended, actions will not be lost, they will delayed.</text:p>
      <text:p text:style-name="P23"/>
      <text:p text:style-name="P23">When the coordinator job materialization finishs and all workflow jobs finish, oozie updates the coordinator status accordingly. For example, if all workflows are <text:span text:style-name="T1">SUCCEEDED</text:span> , oozie put the coordinator job into <text:span text:style-name="T1">SUCCEEDED</text:span> status. However, if any workflow job finishes with not <text:span text:style-name="T1">SUCCEEDED</text:span> (e.g. <text:span text:style-name="T1">KILLED</text:span> or <text:span text:style-name="T1">FAILED</text:span> or <text:span text:style-name="T1">TIMEOUT</text:span> ), oozie puts the coordinator job into <text:span text:style-name="T1">DONEWITHERROR</text:span> . If all coordinator actions are TIMEDOUT , oozie puts the coordinator job into <text:span text:style-name="T1">DONEWITHERROR</text:span> .</text:p>
      <text:p text:style-name="P23"/>
      <text:p text:style-name="P32">Coordinator Action</text:p>
      <text:p text:style-name="P32"/>
      <text:p text:style-name="P24">A coordinator job creates and executes coordinator actions.</text:p>
      <text:p text:style-name="P24"/>
      <text:p text:style-name="P24">A coordinator action is normally a workflow job that consumes and produces dataset instances.</text:p>
      <text:p text:style-name="P24"/>
      <text:p text:style-name="P24">Once an coordinator action is created (this is also referred as the action being materialized), the coordinator action will be in waiting until all required inputs for execution are satisfied or until the waiting times out.</text:p>
      <text:p text:style-name="P24"/>
      <text:p text:style-name="P32">Coordinator Action Creation (Materialization)</text:p>
      <text:p text:style-name="P24"/>
      <text:p text:style-name="P24">A coordinator job has one driver event that determines the creation (materialization) of its coordinator actions (typically a workflow job).</text:p>
      <text:p text:style-name="P24"/>
      <text:p text:style-name="P24">For synchronous coordinator jobs the driver event is the frequency of the coordinator job.</text:p>
      <text:p text:style-name="P24"/>
      <text:p text:style-name="P32">Coordinator Action Status</text:p>
      <text:p text:style-name="P32"/>
      <text:p text:style-name="P33"><text:span text:style-name="T2">Once a coordinator action has been created (materialized) the coordinator action qualifies for execution. At this point, the action status is</text:span> WAITING</text:p>
      <text:p text:style-name="P33"/>
      <text:p text:style-name="P25">A coordinator action in <text:span text:style-name="T1">WAITING</text:span> status must wait until all its input events are available before is ready for execution. When a coordinator action is ready for execution its status is <text:span text:style-name="T1">READY</text:span> .</text:p>
      <text:p text:style-name="P25"/>
      <text:p text:style-name="P25">A coordinator action in <text:span text:style-name="T1">WAITING</text:span> status may timeout before it becomes ready for execution. Then the action status is <text:span text:style-name="T1">TIMEDOUT</text:span> .</text:p>
      <text:p text:style-name="P25"/>
      <text:p text:style-name="P25">A coordinator action may remain in <text:span text:style-name="T1">READY</text:span> status for a while, without starting execution, due to the concurrency execution policies of the coordinator job.</text:p>
      <text:p text:style-name="P25"/>
      <text:p text:style-name="P25">A coordinator action in <text:span text:style-name="T1">READY</text:span> status changes to <text:span text:style-name="T1">SUBMITTED</text:span> status if total current <text:span text:style-name="T1">RUNNING</text:span> and <text:span text:style-name="T1">SUBMITTED</text:span> actions are less than concurrency execution limit.</text:p>
      <text:p text:style-name="P25"/>
      <text:p text:style-name="P25">A coordinator action in <text:span text:style-name="T1">SUBMITTED</text:span> status changes to <text:span text:style-name="T1">RUNNING</text:span> status when the workflow engine start execution of the coordinator action.</text:p>
      <text:p text:style-name="P25"><text:soft-page-break/>A coordinator action is in <text:span text:style-name="T1">RUNNING</text:span> status until the associated workflow job completes its execution. Depending on the workflow job completion status, the coordinator action will be in <text:span text:style-name="T1">SUCCEEDED</text:span> , <text:span text:style-name="T1">KILLED</text:span> or <text:span text:style-name="T1">FAILED</text:span> status.</text:p>
      <text:p text:style-name="P25"/>
      <text:p text:style-name="P25">A coordinator action in <text:span text:style-name="T1">WAITING</text:span> , <text:span text:style-name="T1">READY</text:span> , <text:span text:style-name="T1">SUBMITTED</text:span> or <text:span text:style-name="T1">RUNNING</text:span> status can be killed, changing to <text:span text:style-name="T1">KILLED</text:span> status.</text:p>
      <text:p text:style-name="P25"/>
      <text:p text:style-name="P25">A coordinator action in <text:span text:style-name="T1">SUBMITTED</text:span> or <text:span text:style-name="T1">RUNNING</text:span> status can also fail, changing to <text:span text:style-name="T1">FAILED</text:span> status.</text:p>
      <text:p text:style-name="P25"/>
      <text:p text:style-name="P25">Valid coordinator action status transitions are:</text:p>
      <text:p text:style-name="P25"/>
      <text:p text:style-name="P25">WAITING --&gt; READY | TIMEDOUT | KILLED</text:p>
      <text:p text:style-name="P25">READY --&gt; SUBMITTED | KILLED</text:p>
      <text:p text:style-name="P25">SUBMITTED --&gt; RUNNING | KILLED | FAILED</text:p>
      <text:p text:style-name="P25">RUNNING --&gt; SUCCEEDED | KILLED | FAILED</text:p>
      <text:p text:style-name="P25"/>
      <text:p text:style-name="P34">Input Events</text:p>
      <text:p text:style-name="P34"/>
      <text:p text:style-name="P26">The Input events of a coordinator application specify the input conditions that are required in order to execute a coordinator action</text:p>
      <text:p text:style-name="P26">All the datasets instances defined as input events must be available for the coordinator action to be ready for execution ( READY status).</text:p>
      <text:p text:style-name="P26"/>
      <text:p text:style-name="P34">Output Events</text:p>
      <text:p text:style-name="P34"/>
      <text:p text:style-name="P26">A coordinator action can produce one or more dataset(s) instances as output.</text:p>
      <text:p text:style-name="P26"/>
      <text:p text:style-name="P26">Dataset instances produced as output by one coordinator actions may be consumed as input by another coordinator action(s) of other coordinator job(s).</text:p>
      <text:p text:style-name="P26"/>
      <text:p text:style-name="P26">The chaining of coordinator jobs via the datasets they produce and consume is referred as a data pipeline.</text:p>
      <text:p text:style-name="P26"/>
      <text:p text:style-name="P26">In the current specification coordinator job output events are restricted to dataset instances.</text:p>
      <text:p text:style-name="P26"/>
      <text:p text:style-name="P35">Coordinator Action Execution Policies</text:p>
      <text:p text:style-name="P35"/>
      <text:p text:style-name="P27">The execution policies for the actions of a coordinator job can be defined in the coordinator application.</text:p>
      <text:p text:style-name="P27"/>
      <text:p text:style-name="P27">Timeout: A coordinator job can specify the timeout for its coordinator actions, this is, how long the coordinator action will be in WAITING or READY status before giving up on its execution.</text:p>
      <text:p text:style-name="P27"/>
      <text:p text:style-name="P27">Concurrency: A coordinator job can specify the concurrency for its coordinator actions, this is, how many coordinator actions are allowed to run concurrently ( RUNNING status) before the coordinator engine starts throttling them.</text:p>
      <text:p text:style-name="P27"/>
      <text:p text:style-name="P27">Execution strategy: A coordinator job can specify the execution strategy of its coordinator actions when there is backlog of coordinator actions in the coordinator engine. The different execution strategies are 'oldest first', 'newest first' and 'last one only'. A backlog normally happens because of delayed input data, concurrency control or because manual re-runs of coordinator jobs.</text:p>
      <text:p text:style-name="P27"><text:soft-page-break/></text:p>
      <text:p text:style-name="P27">Throttle: A coordinator job can specify the materialization or creation throttle value for its coordinator actions, this is, how many maximum coordinator actions are allowed to be in WAITING state concurrently.</text:p>
      <text:p text:style-name="P27"/>
      <text:p text:style-name="P27"/>
      <text:p text:style-name="P35">Data Pipeline Application</text:p>
      <text:p text:style-name="P28">Commonly, multiple workflow applications are chained together to form a more complex application.</text:p>
      <text:p text:style-name="P28"/>
      <text:p text:style-name="P28">Workflow applications are run on regular basis, each of one of them at their own frequency. The data consumed and produced by these workflow applications is relative to the nominal time of workflow job that is processing the data. This is a coordinator application .</text:p>
      <text:p text:style-name="P28"/>
      <text:p text:style-name="P28">The output of multiple workflow jobs of a single workflow application is then consumed by a single workflow job of another workflow application, this is done on regular basis as well. These workflow jobs are triggered by recurrent actions of coordinator jobs. This is a set of coordinator jobs that inter-depend on each other via the data they produce and consume.</text:p>
      <text:p text:style-name="P28"/>
      <text:p text:style-name="P28">This set of interdependent coordinator applications is referred as a data pipeline application .</text:p>
      <text:p text:style-name="P27"/>
      <text:p text:style-name="P36">Synchronous Coordinator Application Definition</text:p>
      <text:p text:style-name="P28"/>
      <text:p text:style-name="P28">A synchronous coordinator definition is a is defined by a name, start time and end time, the frequency of creation of its coordinator actions, the input events, the output events and action control information:</text:p>
      <text:p text:style-name="P28"/>
      <text:p text:style-name="P28"><text:span text:style-name="T1">start</text:span>: The start datetime for the job. Starting at this time actions will be materialized. Refer to section #3 'Datetime Representation' for syntax details.</text:p>
      <text:p text:style-name="P28"/>
      <text:p text:style-name="P28"><text:span text:style-name="T1">end</text:span>: The end datetime for the job. When actions will stop being materialized. Refer to section #3 'Datetime Representation' for syntax details.</text:p>
      <text:p text:style-name="P28"/>
      <text:p text:style-name="P28"><text:span text:style-name="T1">timezone</text:span>: The timezone of the coordinator application.</text:p>
      <text:p text:style-name="P28"/>
      <text:p text:style-name="P28"><text:span text:style-name="T1">frequency</text:span>: The frequency, in minutes, to materialize actions. Refer to section #4 'Time Interval Representation' for syntax details.</text:p>
      <text:p text:style-name="P28"/>
      <text:p text:style-name="P36">Control information:</text:p>
      <text:p text:style-name="P28"><text:span text:style-name="T1">timeout</text:span>: The maximum time, in minutes, that a materialized action will be waiting for the additional conditions to be satisfied before being discarded. A timeout of 0 indicates that at the time of materialization all the other conditions must be satisfied, else the action will be discarded. A timeout of 0 indicates that if all the input events are not satisfied at the time of action materizlization, the action should timeout immediately. A timeout of -1 indicates no timeout, the materialized action will wait forever for the other conditions to be satisfied. The default value is -1 .</text:p>
      <text:p text:style-name="P28"/>
      <text:p text:style-name="P28"><text:span text:style-name="T1">concurrency</text:span>: The maximum number of actions for this job that can be running at the same time. This value allows to materialize and submit multiple instances of the coordinator app, and allows operations to catchup on delayed processing. The default value is 1 .</text:p>
      <text:p text:style-name="P28"/>
      <text:p text:style-name="P28"><text:span text:style-name="T1">execution</text:span>: Specifies the execution order if multiple instances of the coordinator job have satisfied their execution criteria. Valid values are:</text:p>
      <text:p text:style-name="P28"><text:soft-page-break/>FIFO (oldest first) default .</text:p>
      <text:p text:style-name="P28">LIFO (newest first).</text:p>
      <text:p text:style-name="P28">ONLYLAST (discards all older materializations).</text:p>
      <text:p text:style-name="P28"/>
      <text:p text:style-name="P28"><text:span text:style-name="T1">datasets</text:span>: The datasets coordinator application uses.</text:p>
      <text:p text:style-name="P28"><text:span text:style-name="T1">input-events</text:span>: The coordinator job input events.</text:p>
      <text:p text:style-name="P28"><text:span text:style-name="T1">data</text:span>-<text:span text:style-name="T1">in</text:span>: It defines one job input condition that resolves to one or more instances of a dataset.</text:p>
      <text:p text:style-name="P28"><text:span text:style-name="T1">name</text:span>: input condition name.</text:p>
      <text:p text:style-name="P28"><text:span text:style-name="T1">dataset</text:span>: dataset name.</text:p>
      <text:p text:style-name="P28"><text:span text:style-name="T1">instance</text:span>: refers to a single dataset instance (the time for a synchronous dataset).</text:p>
      <text:p text:style-name="P28"><text:span text:style-name="T1">start-instance</text:span>: refers to the beginning of an instance range (the time for a synchronous dataset).</text:p>
      <text:p text:style-name="P28"><text:span text:style-name="T1">end-instance</text:span>: refers to the end of an instance range (the time for a synchronous dataset).</text:p>
      <text:p text:style-name="P28"><text:span text:style-name="T1">output-events</text:span>: The coordinator job output events.</text:p>
      <text:p text:style-name="P28"><text:span text:style-name="T1">data-out</text:span>: It defines one job output that resolves to a dataset instance.</text:p>
      <text:p text:style-name="P28"><text:span text:style-name="T1">name:</text:span> output name.</text:p>
      <text:p text:style-name="P28"><text:span text:style-name="T1">dataset</text:span>: dataset name.</text:p>
      <text:p text:style-name="P28"><text:span text:style-name="T1">instance:</text:span> dataset instance that will be generated by coordinator action.</text:p>
      <text:p text:style-name="P28"><text:span text:style-name="T1">action: </text:span>The coordinator action to execute.</text:p>
      <text:p text:style-name="P29"><text:span text:style-name="T1">workflow</text:span>: The workflow job invocation. Workflow job properties can refer to the defined data-in and data-out elements</text:p>
      <text:p text:style-name="P29"/>
      <text:p text:style-name="P37"><text:span text:style-name="T3">Syntax:</text:span></text:p>
      <text:p text:style-name="P29"/>
      <text:p text:style-name="P29"><text:span text:style-name="T3"><text:s text:c="3"/>&lt;coordinator-app name="[NAME]" frequency="[FREQUENCY]" </text:span></text:p>
      <text:p text:style-name="P29"><text:span text:style-name="T3"><text:s text:c="20"/>start="[DATETIME]" end="[DATETIME]" timezone="[TIMEZONE]" </text:span></text:p>
      <text:p text:style-name="P29"><text:span text:style-name="T3"><text:s text:c="20"/>xmlns="uri:oozie:coordinator:0.1"&gt;</text:span></text:p>
      <text:p text:style-name="P29"><text:span text:style-name="T3"><text:s text:c="6"/>&lt;controls&gt;</text:span></text:p>
      <text:p text:style-name="P29"><text:span text:style-name="T3"><text:s text:c="8"/>&lt;timeout&gt;[TIME_PERIOD]&lt;/timeout&gt; </text:span></text:p>
      <text:p text:style-name="P29"><text:span text:style-name="T3"><text:s text:c="8"/>&lt;concurrency&gt;[CONCURRENCY]&lt;/concurrency&gt;</text:span></text:p>
      <text:p text:style-name="P29"><text:span text:style-name="T3"><text:s text:c="8"/>&lt;execution&gt;[EXECUTION_STRATEGY]&lt;/execution&gt;</text:span></text:p>
      <text:p text:style-name="P29"><text:span text:style-name="T3"><text:s text:c="6"/>&lt;/controls&gt;</text:span></text:p>
      <text:p text:style-name="P29"><text:span text:style-name="T3">.</text:span></text:p>
      <text:p text:style-name="P29"><text:span text:style-name="T3"><text:s text:c="6"/>&lt;datasets&gt;</text:span></text:p>
      <text:p text:style-name="P29"><text:span text:style-name="T3"><text:s text:c="8"/>&lt;include&gt;[SHARED_DATASETS]&lt;/include&gt;</text:span></text:p>
      <text:p text:style-name="P29"><text:span text:style-name="T3"><text:s text:c="8"/>...</text:span></text:p>
      <text:p text:style-name="P29"><text:span text:style-name="T3">.</text:span></text:p>
      <text:p text:style-name="P29"><text:span text:style-name="T3"><text:s text:c="8"/>&lt;!-- Synchronous datasets --&gt;</text:span></text:p>
      <text:p text:style-name="P29"><text:span text:style-name="T3"><text:tab/> <text:s text:c="3"/>&lt;dataset name="[NAME]" frequency="[FREQUENCY]" </text:span></text:p>
      <text:p text:style-name="P29"><text:span text:style-name="T3"><text:tab/> <text:s text:c="12"/>initial-instance="[DATETIME]" timezone="[TIMEZONE]"&gt;</text:span></text:p>
      <text:p text:style-name="P29"><text:span text:style-name="T3"><text:tab/> <text:s text:c="5"/>&lt;uri-template&gt;[URI_TEMPLATE]&lt;/uri-template&gt;</text:span></text:p>
      <text:p text:style-name="P29"><text:span text:style-name="T3"><text:s text:c="8"/>&lt;/dataset&gt;</text:span></text:p>
      <text:p text:style-name="P29"><text:span text:style-name="T3"><text:s text:c="8"/>...</text:span></text:p>
      <text:p text:style-name="P29"><text:span text:style-name="T3">.</text:span></text:p>
      <text:p text:style-name="P29"><text:span text:style-name="T3"><text:s text:c="6"/>&lt;/datasets&gt;</text:span></text:p>
      <text:p text:style-name="P29"><text:span text:style-name="T3">.</text:span></text:p>
      <text:p text:style-name="P29"><text:span text:style-name="T3"><text:s text:c="6"/>&lt;input-events&gt;</text:span></text:p>
      <text:p text:style-name="P29"><text:span text:style-name="T3"><text:s text:c="8"/>&lt;data-in name="[NAME]" dataset="[DATASET]"&gt;</text:span></text:p>
      <text:p text:style-name="P29"><text:span text:style-name="T3"><text:s text:c="10"/>&lt;instance&gt;[INSTANCE]&lt;/instance&gt;</text:span></text:p>
      <text:p text:style-name="P29"><text:span text:style-name="T3"><text:s text:c="10"/>...</text:span></text:p>
      <text:p text:style-name="P29"><text:span text:style-name="T3"><text:s text:c="8"/>&lt;/data-in&gt;</text:span></text:p>
      <text:p text:style-name="P29"><text:span text:style-name="T3"><text:s text:c="8"/>...</text:span></text:p>
      <text:p text:style-name="P29"><text:span text:style-name="T3"><text:s text:c="8"/>&lt;data-in name="[NAME]" dataset="[DATASET]"&gt;</text:span></text:p>
      <text:p text:style-name="P29"><text:soft-page-break/><text:span text:style-name="T3"><text:s text:c="10"/>&lt;start-instance&gt;[INSTANCE]&lt;/start-instance&gt;</text:span></text:p>
      <text:p text:style-name="P29"><text:span text:style-name="T3"><text:s text:c="10"/>&lt;end-instance&gt;[INSTANCE]&lt;/end-instance&gt;</text:span></text:p>
      <text:p text:style-name="P29"><text:span text:style-name="T3"><text:s text:c="8"/>&lt;/data-in&gt;</text:span></text:p>
      <text:p text:style-name="P29"><text:span text:style-name="T3"><text:s text:c="8"/>...</text:span></text:p>
      <text:p text:style-name="P29"><text:span text:style-name="T3"><text:s text:c="6"/>&lt;/input-events&gt;</text:span></text:p>
      <text:p text:style-name="P29"><text:span text:style-name="T3"><text:s text:c="6"/>&lt;output-events&gt;</text:span></text:p>
      <text:p text:style-name="P29"><text:span text:style-name="T3"><text:s text:c="9"/>&lt;data-out name="[NAME]" dataset="[DATASET]"&gt;</text:span></text:p>
      <text:p text:style-name="P29"><text:span text:style-name="T3"><text:s text:c="11"/>&lt;instance&gt;[INSTANCE]&lt;/instance&gt;</text:span></text:p>
      <text:p text:style-name="P29"><text:span text:style-name="T3"><text:s text:c="9"/>&lt;/data-out&gt;</text:span></text:p>
      <text:p text:style-name="P29"><text:span text:style-name="T3"><text:s text:c="9"/>...</text:span></text:p>
      <text:p text:style-name="P29"><text:span text:style-name="T3"><text:s text:c="6"/>&lt;/output-events&gt;</text:span></text:p>
      <text:p text:style-name="P29"><text:span text:style-name="T3"><text:s text:c="6"/>&lt;action&gt;</text:span></text:p>
      <text:p text:style-name="P29"><text:span text:style-name="T3"><text:s text:c="8"/>&lt;workflow&gt;</text:span></text:p>
      <text:p text:style-name="P29"><text:span text:style-name="T3"><text:s text:c="10"/>&lt;app-path&gt;[WF-APPLICATION-PATH]&lt;/app-path&gt;</text:span></text:p>
      <text:p text:style-name="P29"><text:span text:style-name="T3"><text:s text:c="10"/>&lt;configuration&gt;</text:span></text:p>
      <text:p text:style-name="P29"><text:span text:style-name="T3"><text:s text:c="12"/>&lt;property&gt;</text:span></text:p>
      <text:p text:style-name="P29"><text:span text:style-name="T3"><text:s text:c="14"/>&lt;name&gt;[PROPERTY-NAME]&lt;/name&gt;</text:span></text:p>
      <text:p text:style-name="P29"><text:span text:style-name="T3"><text:s text:c="14"/>&lt;value&gt;[PROPERTY-VALUE]&lt;/value&gt;</text:span></text:p>
      <text:p text:style-name="P29"><text:span text:style-name="T3"><text:s text:c="12"/>&lt;/property&gt;</text:span></text:p>
      <text:p text:style-name="P29"><text:span text:style-name="T3"><text:s text:c="12"/>...</text:span></text:p>
      <text:p text:style-name="P29"><text:span text:style-name="T3"><text:s text:c="9"/>&lt;/configuration&gt;</text:span></text:p>
      <text:p text:style-name="P29"><text:span text:style-name="T3"><text:s text:c="7"/>&lt;/workflow&gt;</text:span></text:p>
      <text:p text:style-name="P29"><text:span text:style-name="T3"><text:s text:c="6"/>&lt;/action&gt; <text:s text:c="5"/></text:span></text:p>
      <text:p text:style-name="P29"><text:span text:style-name="T3"><text:s text:c="3"/>&lt;/coordinator-app&gt;</text:span>.</text:p>
      <text:p text:style-name="P29"/>
      <text:p text:style-name="P29"/>
      <text:p text:style-name="P38">Examples:</text:p>
      <text:p text:style-name="P30"/>
      <text:p text:style-name="P38">1. A Coordinator Job that creates an executes a single coordinator action:</text:p>
      <text:p text:style-name="P30"/>
      <text:p text:style-name="P30">The following example describes a synchronous coordinator application that runs once a day for 1 day at the end of the day. It consumes an instance of a daily 'logs' dataset and produces an instance of a daily 'siteAccessStats' dataset.</text:p>
      <text:p text:style-name="P30"/>
      <text:p text:style-name="P30">Coordinator application definition:</text:p>
      <text:p text:style-name="P30"/>
      <text:p text:style-name="P30"><text:s text:c="3"/>&lt;coordinator-app name="hello-coord" frequency="${coord:days(1)}"</text:p>
      <text:p text:style-name="P30"><text:s text:c="20"/>start="2009-01-02T08:00Z" end="2009-01-02T08:00Z"</text:p>
      <text:p text:style-name="P30"><text:s text:c="20"/>timezone="America/Los_Angeles"</text:p>
      <text:p text:style-name="P30"><text:s text:c="20"/>xmlns="uri:oozie:coordinator:0.1"&gt;</text:p>
      <text:p text:style-name="P30"><text:s text:c="6"/>&lt;datasets&gt;</text:p>
      <text:p text:style-name="P30"><text:s text:c="8"/>&lt;dataset name="logs" frequency="${coord:days(1)}"</text:p>
      <text:p text:style-name="P30"><text:s text:c="17"/>initial-instance="2009-01-02T08:00Z" timezone="America/Los_Angeles"&gt;</text:p>
      <text:p text:style-name="P30"><text:s text:c="10"/>&lt;uri-template&gt;hdfs://bar:9000/app/logs/${YEAR}${MONTH}/${DAY}/data&lt;/uri-template&gt;</text:p>
      <text:p text:style-name="P30"><text:s text:c="8"/>&lt;/dataset&gt;</text:p>
      <text:p text:style-name="P30"><text:s text:c="8"/>&lt;dataset name="siteAccessStats" frequency="${coord:days(1)}"</text:p>
      <text:p text:style-name="P30"><text:s text:c="17"/>initial-instance="2009-01-02T08:00Z" timezone="America/Los_Angeles"&gt;</text:p>
      <text:p text:style-name="P30"><text:s text:c="10"/>&lt;uri-template&gt;hdfs://bar:9000/app/stats/${YEAR}/${MONTH}/${DAY}/data&lt;/uri-template&gt;</text:p>
      <text:p text:style-name="P30"><text:s text:c="8"/>&lt;/dataset&gt;</text:p>
      <text:p text:style-name="P30"><text:s text:c="6"/>&lt;/datasets&gt;</text:p>
      <text:p text:style-name="P30"><text:s text:c="6"/>&lt;input-events&gt;</text:p>
      <text:p text:style-name="P30"><text:soft-page-break/><text:s text:c="8"/>&lt;data-in name="input" dataset="logs"&gt;</text:p>
      <text:p text:style-name="P30"><text:s text:c="10"/>&lt;instance&gt;2009-01-02T08:00Z&lt;/instance&gt;</text:p>
      <text:p text:style-name="P30"><text:s text:c="8"/>&lt;/data-in&gt;</text:p>
      <text:p text:style-name="P30"><text:s text:c="6"/>&lt;/input-events&gt;</text:p>
      <text:p text:style-name="P30"><text:s text:c="6"/>&lt;output-events&gt;</text:p>
      <text:p text:style-name="P30"><text:s text:c="9"/>&lt;data-out name="output" dataset="siteAccessStats"&gt;</text:p>
      <text:p text:style-name="P30"><text:s text:c="11"/>&lt;instance&gt;2009-01-02T08:00Z&lt;/instance&gt;</text:p>
      <text:p text:style-name="P30"><text:s text:c="9"/>&lt;/data-out&gt;</text:p>
      <text:p text:style-name="P30"><text:s text:c="6"/>&lt;/output-events&gt;</text:p>
      <text:p text:style-name="P30"><text:s text:c="6"/>&lt;action&gt;</text:p>
      <text:p text:style-name="P30"><text:s text:c="8"/>&lt;workflow&gt;</text:p>
      <text:p text:style-name="P30"><text:s text:c="10"/>&lt;app-path&gt;hdfs://bar:9000/usr/joe/logsprocessor-wf&lt;/app-path&gt;</text:p>
      <text:p text:style-name="P30"><text:s text:c="10"/>&lt;configuration&gt;</text:p>
      <text:p text:style-name="P30"><text:s text:c="12"/>&lt;property&gt;</text:p>
      <text:p text:style-name="P30"><text:s text:c="14"/>&lt;name&gt;wfInput&lt;/name&gt;</text:p>
      <text:p text:style-name="P30"><text:s text:c="14"/>&lt;value&gt;${coord:dataIn('input')}&lt;/value&gt;</text:p>
      <text:p text:style-name="P30"><text:s text:c="12"/>&lt;/property&gt;</text:p>
      <text:p text:style-name="P30"><text:s text:c="12"/>&lt;property&gt;</text:p>
      <text:p text:style-name="P30"><text:s text:c="14"/>&lt;name&gt;wfOutput&lt;/name&gt;</text:p>
      <text:p text:style-name="P30"><text:s text:c="14"/>&lt;value&gt;${coord:dataOut('output')}&lt;/value&gt;</text:p>
      <text:p text:style-name="P30"><text:s text:c="12"/>&lt;/property&gt;</text:p>
      <text:p text:style-name="P30"><text:s text:c="9"/>&lt;/configuration&gt;</text:p>
      <text:p text:style-name="P30"><text:s text:c="7"/>&lt;/workflow&gt;</text:p>
      <text:p text:style-name="P30"><text:s text:c="6"/>&lt;/action&gt;</text:p>
      <text:p text:style-name="P30"><text:s text:c="3"/>&lt;/coordinator-ap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9T13:32:47.007022514</meta:creation-date>
    <dc:date>2014-07-22T22:46:53.845513202</dc:date>
    <meta:editing-duration>PT6H25M32S</meta:editing-duration>
    <meta:editing-cycles>20</meta:editing-cycles>
    <meta:generator>LibreOffice/4.2.3.3$Linux_x86 LibreOffice_project/420m0$Build-3</meta:generator>
    <meta:document-statistic meta:table-count="0" meta:image-count="0" meta:object-count="0" meta:page-count="16" meta:paragraph-count="504" meta:word-count="3619" meta:character-count="29358" meta:non-whitespace-character-count="23598"/>
  </office:meta>
</office:document-meta>
</file>